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c2866"/>
    </style:style>
    <style:style style:name="P3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fo:font-weight="bold" officeooo:paragraph-rsid="001c2866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d0a35" officeooo:paragraph-rsid="001d0a35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e92d0"/>
    </style:style>
    <style:style style:name="P7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paragraph-rsid="001c2866"/>
    </style:style>
    <style:style style:name="P8" style:family="paragraph" style:parent-style-name="Heading_20_1">
      <style:paragraph-properties fo:text-align="center" style:justify-single-word="false"/>
      <style:text-properties fo:font-size="13pt" style:font-size-asian="13pt" style:font-size-complex="13pt"/>
    </style:style>
    <style:style style:name="P9" style:family="paragraph" style:parent-style-name="Text_20_body">
      <style:text-properties officeooo:rsid="001aa29e"/>
    </style:style>
    <style:style style:name="P10" style:family="paragraph" style:parent-style-name="Text_20_body">
      <style:text-properties officeooo:paragraph-rsid="001aa29e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 style:list-style-name="L2">
      <style:text-properties officeooo:rsid="001ad5dc" officeooo:paragraph-rsid="001ad5dc"/>
    </style:style>
    <style:style style:name="P13" style:family="paragraph" style:parent-style-name="Text_20_body" style:list-style-name="L2">
      <style:text-properties officeooo:rsid="0018db43" officeooo:paragraph-rsid="001c2866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P17" style:family="paragraph" style:parent-style-name="Text_20_body" style:list-style-name="L2">
      <style:paragraph-properties fo:margin-top="0cm" fo:margin-bottom="0cm" loext:contextual-spacing="false"/>
      <style:text-properties officeooo:paragraph-rsid="001f66e8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officeooo:rsid="0015d8b0" officeooo:paragraph-rsid="0015d8b0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officeooo:rsid="0016efa1" officeooo:paragraph-rsid="0016efa1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officeooo:rsid="00182b28" officeooo:paragraph-rsid="0015d8b0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officeooo:rsid="00182b28" officeooo:paragraph-rsid="00182b28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officeooo:rsid="0018db43" officeooo:paragraph-rsid="0018db43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1c2866" officeooo:paragraph-rsid="001e92d0"/>
    </style:style>
    <style:style style:name="P24" style:family="paragraph" style:parent-style-name="Text_20_body" style:list-style-name="L3">
      <style:paragraph-properties fo:margin-top="0cm" fo:margin-bottom="0cm" loext:contextual-spacing="false"/>
      <style:text-properties officeooo:rsid="001c78d0" officeooo:paragraph-rsid="001c78d0"/>
    </style:style>
    <style:style style:name="P25" style:family="paragraph" style:parent-style-name="Text_20_body" style:list-style-name="L2">
      <style:paragraph-properties fo:margin-top="0cm" fo:margin-bottom="0cm" loext:contextual-spacing="false"/>
      <style:text-properties officeooo:rsid="001f66e8" officeooo:paragraph-rsid="001f66e8"/>
    </style:style>
    <style:style style:name="P26" style:family="paragraph" style:parent-style-name="Text_20_body" style:list-style-name="L2">
      <style:paragraph-properties fo:margin-top="0cm" fo:margin-bottom="0cm" loext:contextual-spacing="false"/>
      <style:text-properties officeooo:rsid="001fe6e5" officeooo:paragraph-rsid="001fe6e5"/>
    </style:style>
    <style:style style:name="P27" style:family="paragraph" style:parent-style-name="Text_20_body" style:list-style-name="L3">
      <style:paragraph-properties fo:margin-top="0cm" fo:margin-bottom="0cm" loext:contextual-spacing="false"/>
      <style:text-properties officeooo:rsid="0021cbb9" officeooo:paragraph-rsid="0021cbb9"/>
    </style:style>
    <style:style style:name="P28" style:family="paragraph" style:parent-style-name="Text_20_body" style:list-style-name="L4">
      <style:paragraph-properties fo:margin-top="0cm" fo:margin-bottom="0cm" loext:contextual-spacing="false"/>
      <style:text-properties officeooo:rsid="0021cbb9" officeooo:paragraph-rsid="0021cbb9"/>
    </style:style>
    <style:style style:name="P29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paragraph-rsid="001c2866"/>
    </style:style>
    <style:style style:name="P30" style:family="paragraph" style:parent-style-name="Text_20_body">
      <style:paragraph-properties fo:margin-top="0cm" fo:margin-bottom="0cm" loext:contextual-spacing="false"/>
      <style:text-properties officeooo:paragraph-rsid="0021cbb9"/>
    </style:style>
    <style:style style:name="P31" style:family="paragraph" style:parent-style-name="Text_20_body">
      <style:paragraph-properties fo:margin-top="0cm" fo:margin-bottom="0cm" loext:contextual-spacing="false"/>
      <style:text-properties officeooo:rsid="00228252" officeooo:paragraph-rsid="00228252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9e1d2" style:font-weight-asian="bold" style:font-weight-complex="bold"/>
    </style:style>
    <style:style style:name="T4" style:family="text">
      <style:text-properties fo:font-weight="bold" officeooo:rsid="001aa29e" style:font-weight-asian="bold" style:font-weight-complex="bold"/>
    </style:style>
    <style:style style:name="T5" style:family="text">
      <style:text-properties fo:font-weight="bold" officeooo:rsid="0015d3fd" style:font-weight-asian="bold" style:font-weight-complex="bold"/>
    </style:style>
    <style:style style:name="T6" style:family="text">
      <style:text-properties style:font-name="Calibri" fo:font-size="11pt" officeooo:rsid="003e3e3e" style:font-size-asian="11pt" style:font-name-complex="Calibri" style:font-size-complex="11pt"/>
    </style:style>
    <style:style style:name="T7" style:family="text">
      <style:text-properties style:font-name="Calibri" fo:font-size="11pt" officeooo:rsid="00337233" style:font-size-asian="11pt" style:font-name-complex="Calibri" style:font-size-complex="11pt"/>
    </style:style>
    <style:style style:name="T8" style:family="text">
      <style:text-properties style:font-name="Calibri" fo:font-size="11pt" officeooo:rsid="004300f6" style:font-size-asian="11pt" style:font-name-complex="Calibri" style:font-size-complex="11pt"/>
    </style:style>
    <style:style style:name="T9" style:family="text">
      <style:text-properties style:font-name="Calibri" fo:font-size="11pt" officeooo:rsid="003402ba" style:font-size-asian="11pt" style:font-name-complex="Calibri" style:font-size-complex="11pt"/>
    </style:style>
    <style:style style:name="T10" style:family="text">
      <style:text-properties style:font-name="Calibri" fo:font-size="11pt" officeooo:rsid="003697d9" style:font-size-asian="11pt" style:font-name-complex="Calibri" style:font-size-complex="11pt"/>
    </style:style>
    <style:style style:name="T11" style:family="text">
      <style:text-properties style:font-name="Calibri" fo:font-size="11pt" fo:font-weight="bold" officeooo:rsid="003e3e3e" style:font-size-asian="11pt" style:font-weight-asian="bold" style:font-name-complex="Calibri" style:font-size-complex="11pt" style:font-weight-complex="bold"/>
    </style:style>
    <style:style style:name="T12" style:family="text">
      <style:text-properties style:font-name="Calibri" fo:font-size="11pt" fo:font-weight="bold" officeooo:rsid="004300f6" style:font-size-asian="11pt" style:font-weight-asian="bold" style:font-name-complex="Calibri" style:font-size-complex="11pt" style:font-weight-complex="bold"/>
    </style:style>
    <style:style style:name="T13" style:family="text">
      <style:text-properties officeooo:rsid="001504e0"/>
    </style:style>
    <style:style style:name="T14" style:family="text">
      <style:text-properties officeooo:rsid="001aa29e"/>
    </style:style>
    <style:style style:name="T15" style:family="text">
      <style:text-properties officeooo:rsid="0029e1d2"/>
    </style:style>
    <style:style style:name="T16" style:family="text">
      <style:text-properties officeooo:rsid="0015d3fd"/>
    </style:style>
    <style:style style:name="T17" style:family="text">
      <style:text-properties style:text-position="super 58%" fo:font-weight="bold" officeooo:rsid="0015d3fd" style:font-weight-asian="bold" style:font-weight-complex="bold"/>
    </style:style>
    <style:style style:name="T18" style:family="text">
      <style:text-properties style:text-position="super 58%" officeooo:rsid="0015d3fd"/>
    </style:style>
    <style:style style:name="T19" style:family="text">
      <style:text-properties officeooo:rsid="00182b28"/>
    </style:style>
    <style:style style:name="T20" style:family="text">
      <style:text-properties officeooo:rsid="0018db43"/>
    </style:style>
    <style:style style:name="T21" style:family="text">
      <style:text-properties officeooo:rsid="001c2866"/>
    </style:style>
    <style:style style:name="T22" style:family="text">
      <style:text-properties officeooo:rsid="001c78d0"/>
    </style:style>
    <style:style style:name="T23" style:family="text">
      <style:text-properties officeooo:rsid="001cc546"/>
    </style:style>
    <style:style style:name="T24" style:family="text">
      <style:text-properties officeooo:rsid="001d0a35"/>
    </style:style>
    <style:style style:name="T25" style:family="text">
      <style:text-properties officeooo:rsid="001e8b96"/>
    </style:style>
    <style:style style:name="T26" style:family="text">
      <style:text-properties officeooo:rsid="001e92d0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1c2866"/>
    </style:style>
    <style:style style:name="T29" style:family="text">
      <style:text-properties style:text-underline-style="solid" style:text-underline-width="auto" style:text-underline-color="font-color" officeooo:rsid="001e92d0"/>
    </style:style>
    <style:style style:name="T30" style:family="text">
      <style:text-properties style:text-underline-style="solid" style:text-underline-width="auto" style:text-underline-color="font-color" officeooo:rsid="0021cbb9"/>
    </style:style>
    <style:style style:name="T31" style:family="text">
      <style:text-properties officeooo:rsid="001fe6e5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21cbb9"/>
    </style:style>
    <style:style style:name="T34" style:family="text">
      <style:text-properties style:text-underline-style="none" officeooo:rsid="0024417e"/>
    </style:style>
    <style:style style:name="T35" style:family="text">
      <style:text-properties officeooo:rsid="0022825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4">P</text:span>rocès-verbal de l'assemblée générale <text:span text:style-name="T13">ordinaire</text:span> de l'association <text:span text:style-name="T15">A3C Presqu’île</text:span></text:h>
      <text:p text:style-name="Text_20_body"/>
      <text:p text:style-name="Text_20_body"><text:span text:style-name="T3">A3C Presqu’île</text:span><text:span text:style-name="T4"> </text:span>Association à but non lucratif de droit français régie par la loi du 1er juillet 1901</text:p>
      <text:p text:style-name="P9">1 rue du Languernais 44350 St Molf </text:p>
      <text:p text:style-name="Text_20_body"><text:bookmark text:name="u6301-14"/><text:span text:style-name="T2">Procès-verbal</text:span><text:bookmark text:name="u6301-17"/><text:span text:style-name="T2"> de l’assemblée générale </text:span><text:span text:style-name="T5">ordinaire</text:span><text:span text:style-name="T2"> du </text:span><text:span text:style-name="T5">1</text:span><text:span text:style-name="T17">er</text:span><text:span text:style-name="T5"> juin</text:span><text:span text:style-name="T4"> 2019</text:span></text:p>
      <text:p text:style-name="P10">Le <text:span text:style-name="T16">1</text:span><text:span text:style-name="T18">er</text:span><text:span text:style-name="T16"> juin 2019</text:span> <text:s/>à <text:span text:style-name="T14">10 heures</text:span>, <text:span text:style-name="T14">au</text:span> <text:span text:style-name="T14">1 rue du Languernais 44350 St Molf</text:span>, s’est réunie l’assemblée générale <text:span text:style-name="T16">ordinaire</text:span> ci-après relatée pour statuer sur l<text:span text:style-name="T16">e</text:span> <text:span text:style-name="T16">fonctionnement de l’</text:span>association.</text:p>
      <text:p text:style-name="Text_20_body">Il a été établi une feuille de présence signée par chaque personne entrant en séance, ci-annexée.</text:p>
      <text:p text:style-name="Text_20_body">L'assemblée générale désigne <text:bookmark text:name="u6301-31"/><text:s/><text:span text:style-name="T14">Régis Leruste</text:span>, en qualité de président de séance et <text:span text:style-name="T16">Arnaud Leruste</text:span>, en qualité de secrétaire de séance.</text:p>
      <text:p text:style-name="Text_20_body">La feuille de présence est certifiée exacte et sincère par le président de séance et l<text:span text:style-name="T16">e</text:span> secrétaire de séance.</text:p>
      <text:p text:style-name="P3">Rapport moral de l'association</text:p>
      <text:list xml:id="list3128734920" text:style-name="L1">
        <text:list-item>
          <text:p text:style-name="P15">Rappel de l’objet statutaire et des valeurs de l’association : <text:span text:style-name="T6">L’</text:span><text:span text:style-name="T11">A3C</text:span><text:span text:style-name="T7"> </text:span><text:span text:style-name="T12">Presqu’île</text:span><text:span text:style-name="T8"> </text:span><text:span text:style-name="T7">a pour objet de revisiter le concept culinaire traditionnel en faisant évoluer l’art de la table. </text:span><text:span text:style-name="T9">Les objectifs principaux sont</text:span><text:span text:style-name="T7"> la préservation </text:span><text:span text:style-name="T10">nutritionnelle</text:span><text:span text:style-name="T7"> des aliments, le gain d’énergie </text:span><text:span text:style-name="T9">et le bien-être de la personne.</text:span></text:p>
        </text:list-item>
      </text:list>
      <text:list xml:id="list3539351669" text:style-name="L2">
        <text:list-item>
          <text:p text:style-name="P16">Rapport de gestion de la trésorerie de l’association pour l’exercice écoulé : p<text:span text:style-name="T13">as de rapport cette année, la seule dépense est le paiement des frais forfaitaires de création de l’association, soit 44€.</text:span></text:p>
        </text:list-item>
        <text:list-item>
          <text:p text:style-name="P16">Mention chronologique ou thématique des projets aboutis et non aboutis :</text:p>
          <text:list>
            <text:list-item>
              <text:p text:style-name="P18">le 2 avril 2019 : </text:p>
              <text:list>
                <text:list-item>
                  <text:p text:style-name="P18">l’association a été constituée <text:span text:style-name="T23">en assemblée générale</text:span></text:p>
                </text:list-item>
                <text:list-item>
                  <text:p text:style-name="P18">les documents suivants ont été adressés à la sous préfecture de Châteaubriant :</text:p>
                  <text:list>
                    <text:list-item>
                      <text:p text:style-name="P18">la déclaration préalable « Création d’une association »</text:p>
                    </text:list-item>
                    <text:list-item>
                      <text:p text:style-name="P19">la déclaration de la liste des personnes de la liste des personnes chargées de l’administration d’une association</text:p>
                    </text:list-item>
                    <text:list-item>
                      <text:p text:style-name="P19">les statuts de l’association A3C presqu’île</text:p>
                    </text:list-item>
                    <text:list-item>
                      <text:p text:style-name="P19">le procès verbal de l’assemblée générale constitutive l’association A3C presqu’île ainsi que la feuille de présence.</text:p>
                    </text:list-item>
                  </text:list>
                </text:list-item>
              </text:list>
            </text:list-item>
            <text:list-item>
              <text:p text:style-name="P20">le 15 avril 2019 est reçu le récépissé de déclaration de création de l’association n° W443009474</text:p>
            </text:list-item>
            <text:list-item>
              <text:p text:style-name="P21">le 20 avril 2019 l’annonce n° 887 de publication au Journal Officiel est reçue</text:p>
            </text:list-item>
            <text:list-item>
              <text:p text:style-name="P21">le 2<text:span text:style-name="T20">1</text:span> avril 2019 la facture n° 4066882 est reçue, <text:span text:style-name="T23">son</text:span> montant est de 44,00 € TTC correspondants aux frais forfaitaires</text:p>
            </text:list-item>
            <text:list-item>
              <text:p text:style-name="P22"><text:span text:style-name="T19">le 2</text:span>6<text:span text:style-name="T19"> avril 2019</text:span> la facture est réglée <text:span text:style-name="T23">en ligne</text:span> <text:span text:style-name="T23">(</text:span>carte bancaire<text:span text:style-name="T23">), par Régis Leruste</text:span>.</text:p>
            </text:list-item>
          </text:list>
        </text:list-item>
        <text:list-item>
          <text:p text:style-name="P17">Présentation détaillée des projets envisagés pour l’année suivante :</text:p>
          <text:list>
            <text:list-item>
              <text:p text:style-name="P22">prise en charge d’un étudiant (3 à 4 mois) dans le cadre d’un stage</text:p>
            </text:list-item>
            <text:list-item>
              <text:p text:style-name="P25">organiser un repas <text:span text:style-name="T35">pour 6 personnes</text:span> avec création d’un menu conçu par un des membres selon les <text:span text:style-name="T31">principes</text:span> suivants : </text:p>
              <text:list>
                <text:list-item>
                  <text:p text:style-name="P26">utilisation du Système de de Cuisson Assisté par Ordinateur (SCAO) pour au moins l’un des plats</text:p>
                </text:list-item>
                <text:list-item>
                  <text:p text:style-name="P26"><text:soft-page-break/>prendre une photo du plat cuisiné (assiette de présentation)</text:p>
                </text:list-item>
                <text:list-item>
                  <text:p text:style-name="P26">rédiger la recette sur Fablabo</text:p>
                </text:list-item>
              </text:list>
            </text:list-item>
          </text:list>
        </text:list-item>
        <text:list-item>
          <text:p text:style-name="P16">Description des relations entretenues avec les pouvoirs publics et les partenaires privés, le cas échéant : <text:span text:style-name="T13">sans objet cette année.</text:span></text:p>
        </text:list-item>
      </text:list>
      <text:p text:style-name="P1"/>
      <text:p text:style-name="P11">Remerciement des membres impliqués, des bénévoles et des donateurs :</text:p>
      <text:list xml:id="list131460592291506" text:continue-numbering="true" text:style-name="L2">
        <text:list-item>
          <text:list>
            <text:list-item>
              <text:p text:style-name="P12">Antoine Turmel, fab-manager du BlueLab de St Saint-Nazaire, pour son conseil en informatique</text:p>
            </text:list-item>
            <text:list-item>
              <text:p text:style-name="P12">Bruno Leruste, designer, pour les logos et la modélisation de la future e-poignée (prototype n°3)</text:p>
            </text:list-item>
            <text:list-item>
              <text:p text:style-name="P12">Catherine Gentric, professeur de Français retraitée, pour ses précieux services lors de la relecture des textes</text:p>
            </text:list-item>
            <text:list-item>
              <text:p text:style-name="P12">Edina, designer, pour sa participation culinaire</text:p>
            </text:list-item>
            <text:list-item>
              <text:p text:style-name="P12">Jacqueline Colignon pour son soutien financier</text:p>
            </text:list-item>
            <text:list-item>
              <text:p text:style-name="P12">Marie Surel, web master et portraitiste sonore, pour le site web et le portait sonore <text:span text:style-name="T21">de l’association</text:span></text:p>
            </text:list-item>
            <text:list-item>
              <text:p text:style-name="P13"><text:span text:style-name="T21">Olivier</text:span> Marais, micro-mécanicien, pour sa participation dans les domaines culinaire, mécanique et informatique</text:p>
            </text:list-item>
            <text:list-item>
              <text:p text:style-name="P13"><text:span text:style-name="T21">A toutes les personnes de l’assemblée pour leurs conseils et leurs soutiens</text:span>.</text:p>
            </text:list-item>
          </text:list>
        </text:list-item>
      </text:list>
      <text:p text:style-name="P1"/>
      <text:p text:style-name="P6"><text:span text:style-name="T2">Rapport d'activités :</text:span> </text:p>
      <text:p text:style-name="P23">(voir ci-dessus)</text:p>
      <text:p text:style-name="P6"/>
      <text:p text:style-name="P1"><text:span text:style-name="T2">Élections et attribution des pouvoirs</text:span> (l'association A3C appelle un candidat au poste de secrétaire). </text:p>
      <text:p text:style-name="P2"/>
      <text:p text:style-name="P4">Fonctionnement de l'association  : </text:p>
      <text:p text:style-name="P2"><text:span text:style-name="T28">A</text:span><text:span text:style-name="T27">dhésion</text:span> : <text:span text:style-name="T21">formulaire, montant annuel de l’adhésion</text:span></text:p>
      <text:p text:style-name="P2"><text:span text:style-name="T22">B</text:span>anque et <text:s/><text:span text:style-name="T22">A</text:span>ssurances - <text:span text:style-name="T22">Responsabilité Civile (RC)</text:span>, <text:span text:style-name="T22">présentation des devis et choix :</text:span></text:p>
      <text:list xml:id="list1012645756" text:style-name="L3">
        <text:list-item>
          <text:p text:style-name="P24">Crédit Agricole : compte et chèques gratuits – carte de banque 40€/an – RC : 82€/an</text:p>
        </text:list-item>
        <text:list-item>
          <text:p text:style-name="P24">La poste : compte et chèques 4,50€/mois – carte de banque 40€/an – RC : 94€/an</text:p>
        </text:list-item>
        <text:list-item>
          <text:p text:style-name="P24">Fédération Française du Bénévolat Associatif (RC uniquement) : 40€ la première année, 76€ les années suivantes.</text:p>
        </text:list-item>
        <text:list-item>
          <text:p text:style-name="P27">MAIF : RC 110€/an</text:p>
        </text:list-item>
      </text:list>
      <text:p text:style-name="P7"/>
      <text:p text:style-name="P30"><text:span text:style-name="T29">B</text:span><text:span text:style-name="T27">udget :</text:span></text:p>
      <text:p text:style-name="P30"><text:span text:style-name="T30"/></text:p>
      <text:p text:style-name="P30"><text:span text:style-name="T33">Le budget résulte du montant des cotisation</text:span><text:span text:style-name="T34">s</text:span><text:span text:style-name="T33">, des dons et subventions éventuelles ainsi que </text:span><text:span text:style-name="T34">des frais</text:span><text:span text:style-name="T33"> </text:span><text:span text:style-name="T34">de banque, d’</text:span><text:span text:style-name="T33">assurance et divers.</text:span></text:p>
      <text:list xml:id="list1261746225" text:style-name="L4">
        <text:list-header>
          <text:p text:style-name="P28"><text:span text:style-name="T32"><text:s/></text:span></text:p>
        </text:list-header>
      </text:list>
      <text:p text:style-name="P7"/>
      <text:p text:style-name="P7"/>
      <text:p text:style-name="P7"><text:soft-page-break/><text:span text:style-name="T24">S</text:span>ubventions :</text:p>
      <text:p text:style-name="P5">Des fonds <text:span text:style-name="T25">européens </text:span>dits « structurels » <text:span text:style-name="T25">existent. L’attribution de ces subventions est sollicitée auprès du conseil régional (voir article Ouest France du 15 mai 2019). </text:span></text:p>
      <text:p text:style-name="P1"/>
      <text:p text:style-name="P1"><text:span text:style-name="T2"/></text:p>
      <text:p text:style-name="P1"><text:span text:style-name="T2">Débat sur les objectifs de l'association </text:span>: </text:p>
      <text:p text:style-name="P1"/>
      <text:p text:style-name="P31">Attentes et suggestions des membres de l’association</text:p>
      <text:p text:style-name="Text_20_body"/>
      <text:p text:style-name="P11">Questions diverses :</text:p>
      <text:p text:style-name="Text_20_body"/>
      <text:p text:style-name="Text_20_body"><text:span text:style-name="T2">A l'issue de l'AG,</text:span> Bruno Leruste nous présentera son concept culinaire créatif <text:span text:style-name="T1">"TrieCycle"</text:span>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2:14:07.373704552</meta:creation-date>
    <dc:date>2019-05-29T12:03:55.508991765</dc:date>
    <meta:editing-duration>PT52M4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58" meta:word-count="765" meta:character-count="4742" meta:non-whitespace-character-count="4050"/>
  </office:meta>
</office:document-meta>
</file>